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3D0000002F669FC98BD0DE9611.png" manifest:media-type="image/png"/>
  <manifest:file-entry manifest:full-path="Pictures/100000000000003D000000321DF0484A9D52BC36.png" manifest:media-type="image/png"/>
  <manifest:file-entry manifest:full-path="Pictures/100000000000002C00000036619708CC81E68044.png" manifest:media-type="image/png"/>
  <manifest:file-entry manifest:full-path="Pictures/100000000000002200000029DDC153C52CDCE781.png" manifest:media-type="image/png"/>
  <manifest:file-entry manifest:full-path="Pictures/100000000000003F00000033A0F4FEA2CA675266.png" manifest:media-type="image/png"/>
  <manifest:file-entry manifest:full-path="Pictures/100000000000003A000000301047A08A84F2CF99.png" manifest:media-type="image/png"/>
  <manifest:file-entry manifest:full-path="Pictures/100000000000004200000034DAC775971B3469B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a933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" style:family="graphic" style:parent-style-name="objectwithoutfill">
      <style:graphic-properties draw:stroke="dash" draw:stroke-dash="Long_20_Dash" svg:stroke-width="0.053cm" svg:stroke-color="#00a9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stroke="dash" draw:stroke-dash="Dash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draw:stroke="dash" draw:stroke-dash="Double_20_Dot" svg:stroke-width="0cm" draw:fill="none" draw:textarea-vertical-align="middle"/>
    </style:style>
    <style:style style:name="gr6" style:family="graphic" style:parent-style-name="objectwithoutfill">
      <style:graphic-properties draw:stroke="dash" draw:stroke-dash="Dot" svg:stroke-color="#00a933" draw:fill="none" draw:textarea-vertical-align="middle"/>
    </style:style>
    <style:style style:name="gr7" style:family="graphic" style:parent-style-name="objectwithoutfill">
      <style:graphic-properties draw:stroke="dash" draw:stroke-dash="Dot" draw:fill="none" draw:textarea-vertical-align="middle"/>
    </style:style>
    <style:style style:name="gr8" style:family="graphic" style:parent-style-name="standard">
      <style:graphic-properties svg:stroke-color="#00a933" draw:fill="none" draw:textarea-vertical-align="middle" draw:auto-grow-height="false" fo:min-height="4.49cm" fo:min-width="0cm"/>
    </style:style>
    <style:style style:name="gr9" style:family="graphic" style:parent-style-name="standard">
      <style:graphic-properties draw:fill="none" draw:textarea-vertical-align="middle" draw:auto-grow-height="false" fo:min-height="2.594cm" fo:min-width="0cm"/>
    </style:style>
    <style:style style:name="gr10" style:family="graphic" style:parent-style-name="standard">
      <style:graphic-properties svg:stroke-color="#00a933" draw:fill="none" draw:textarea-vertical-align="middle" draw:auto-grow-height="false" fo:min-height="9.23cm" fo:min-width="0cm"/>
    </style:style>
    <style:style style:name="gr11" style:family="graphic" style:parent-style-name="standard">
      <style:graphic-properties draw:fill="none" draw:textarea-vertical-align="middle" draw:auto-grow-height="false" fo:min-height="4.4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0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3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6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88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5.408cm" fo:min-width="5.158cm"/>
    </style:style>
    <style:style style:name="gr19" style:family="graphic" style:parent-style-name="standard">
      <style:graphic-properties draw:stroke="none" svg:stroke-width="0cm" svg:stroke-color="#666666" draw:fill-color="#666666" draw:textarea-vertical-align="middle" draw:auto-grow-height="false" fo:min-height="0.954cm" fo:min-width="0.001cm" fo:wrap-option="wrap"/>
    </style:style>
    <style:style style:name="gr20" style:family="graphic" style:parent-style-name="standard">
      <style:graphic-properties draw:stroke="solid" svg:stroke-width="0.081cm" svg:stroke-color="#00a933" draw:marker-start-width="0.321cm" draw:marker-end-width="0.321cm" draw:fill="none" draw:textarea-horizontal-align="justify" draw:textarea-vertical-align="middle" draw:auto-grow-height="false" fo:min-height="5.17cm" fo:min-width="4.42cm" fo:padding-top="0.165cm" fo:padding-bottom="0.165cm" fo:padding-left="0.29cm" fo:padding-right="0.29cm"/>
    </style:style>
    <style:style style:name="gr21" style:family="graphic" style:parent-style-name="standard">
      <style:graphic-properties draw:stroke="none" draw:fill-color="#ffe994" draw:textarea-vertical-align="middle" draw:auto-grow-height="false" fo:min-height="3.572cm" fo:min-width="0.382cm" fo:wrap-option="wrap"/>
    </style:style>
    <style:style style:name="gr22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13.67cm" fo:min-width="16.42cm" fo:padding-top="0.165cm" fo:padding-bottom="0.165cm" fo:padding-left="0.29cm" fo:padding-right="0.29cm"/>
    </style:style>
    <style:style style:name="gr23" style:family="graphic" style:parent-style-name="standard">
      <style:graphic-properties draw:stroke="none" draw:fill-color="#ffe994" draw:textarea-vertical-align="middle" draw:auto-grow-height="false" fo:min-height="3.572cm" fo:min-width="0.383cm" fo:wrap-option="wrap"/>
    </style:style>
    <style:style style:name="gr24" style:family="graphic" style:parent-style-name="standard">
      <style:graphic-properties draw:stroke="solid" svg:stroke-width="0.081cm" svg:stroke-color="#650953" draw:marker-start-width="0.321cm" draw:marker-end-width="0.321cm" draw:fill="solid" draw:fill-color="#b7b3ca" draw:textarea-horizontal-align="justify" draw:textarea-vertical-align="middle" draw:auto-grow-height="false" fo:min-height="15.67cm" fo:min-width="27.12cm" fo:padding-top="0.165cm" fo:padding-bottom="0.165cm" fo:padding-left="0.29cm" fo:padding-right="0.29cm"/>
      <style:paragraph-properties style:writing-mode="lr-tb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-color="#666666"/>
      <style:paragraph-properties fo:text-align="center"/>
    </style:style>
    <style:style style:name="P6" style:family="paragraph">
      <loext:graphic-properties draw:fill-color="#ffe994"/>
      <style:paragraph-properties fo:text-align="center"/>
    </style:style>
    <style:style style:name="P7" style:family="paragraph">
      <loext:graphic-properties draw:fill="solid" draw:fill-color="#b7b3ca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1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1" draw:id="id1" draw:layer="layout" svg:x1="7cm" svg:y1="3cm" svg:x2="7cm" svg:y2="8cm">
          <text:p/>
        </draw:line>
        <draw:line draw:style-name="gr2" draw:text-style-name="P1" draw:layer="layout" svg:x1="7cm" svg:y1="8cm" svg:x2="17cm" svg:y2="8cm">
          <text:p/>
        </draw:line>
        <draw:line draw:style-name="gr3" draw:text-style-name="P1" draw:layer="layout" svg:x1="17cm" svg:y1="8cm" svg:x2="22cm" svg:y2="8cm">
          <text:p/>
        </draw:line>
        <draw:line draw:style-name="gr4" draw:text-style-name="P1" xml:id="id3" draw:id="id3" draw:layer="layout" svg:x1="22cm" svg:y1="4cm" svg:x2="22cm" svg:y2="7cm">
          <text:p/>
        </draw:line>
        <draw:line draw:style-name="gr5" draw:text-style-name="P1" xml:id="id2" draw:id="id2" draw:layer="layout" svg:x1="17cm" svg:y1="3cm" svg:x2="17cm" svg:y2="8cm">
          <text:p/>
        </draw:line>
        <draw:connector draw:style-name="gr6" draw:text-style-name="P1" draw:layer="layout" draw:type="line" svg:x1="7cm" svg:y1="3cm" svg:x2="17cm" svg:y2="5.5cm" draw:start-shape="id1" draw:start-glue-point="0" draw:end-shape="id2" draw:end-glue-point="1" svg:d="M7000 3000l10000 2500" svg:viewBox="0 0 10001 2501">
          <text:p/>
        </draw:connector>
        <draw:connector draw:style-name="gr6" draw:text-style-name="P1" draw:layer="layout" draw:type="line" svg:x1="7cm" svg:y1="8cm" svg:x2="17cm" svg:y2="5.5cm" draw:start-shape="id1" draw:start-glue-point="2" draw:end-shape="id2" draw:end-glue-point="1" svg:d="M7000 8000l10000-2500" svg:viewBox="0 0 10001 2501">
          <text:p/>
        </draw:connector>
        <draw:connector draw:style-name="gr7" draw:text-style-name="P1" draw:layer="layout" draw:type="line" svg:x1="17cm" svg:y1="5.5cm" svg:x2="22cm" svg:y2="4cm" draw:start-shape="id2" draw:start-glue-point="1" draw:end-shape="id3" draw:end-glue-point="0" svg:d="M17000 5500l5000-1500" svg:viewBox="0 0 5001 1501">
          <text:p/>
        </draw:connector>
        <draw:connector draw:style-name="gr7" draw:text-style-name="P1" draw:layer="layout" draw:type="line" svg:x1="17cm" svg:y1="5.5cm" svg:x2="22cm" svg:y2="7cm" draw:start-shape="id2" draw:start-glue-point="1" draw:end-shape="id3" draw:end-glue-point="2" svg:d="M17000 5500l5000 1500" svg:viewBox="0 0 5001 1501">
          <text:p/>
        </draw:connector>
        <draw:custom-shape draw:style-name="gr8" draw:text-style-name="P1" draw:layer="layout" svg:width="0.75cm" svg:height="5cm" svg:x="5.75cm" svg:y="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1" draw:layer="layout" svg:width="0.65cm" svg:height="3cm" svg:x="22.3cm" svg:y="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1" draw:layer="layout" svg:width="1cm" svg:height="10cm" draw:transform="rotate (-1.5707963267949) translate (17cm 8.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1" draw:layer="layout" svg:width="1cm" svg:height="5cm" draw:transform="rotate (-1.5707963267949) translate (22cm 8.2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2" draw:layer="layout" svg:width="3.008cm" svg:height="0.806cm" draw:transform="rotate (1.5707963267949) translate (5cm 7cm)">
          <draw:text-box>
            <text:p><text:span text:style-name="T1">Real height</text:span></text:p>
          </draw:text-box>
        </draw:frame>
        <draw:frame draw:style-name="gr13" draw:text-style-name="P2" draw:layer="layout" svg:width="2.432cm" svg:height="0.806cm" svg:x="10.75cm" svg:y="9.444cm">
          <draw:text-box>
            <text:p><text:span text:style-name="T1">Distance</text:span></text:p>
          </draw:text-box>
        </draw:frame>
        <draw:frame draw:style-name="gr14" draw:text-style-name="P2" draw:layer="layout" svg:width="3.368cm" svg:height="0.806cm" svg:x="18.068cm" svg:y="9.5cm">
          <draw:text-box>
            <text:p><text:span text:style-name="T1">Focal Length</text:span></text:p>
          </draw:text-box>
        </draw:frame>
        <draw:frame draw:style-name="gr15" draw:text-style-name="P2" draw:layer="layout" svg:width="4.088cm" svg:height="0.806cm" draw:transform="rotate (-1.5707963267949) translate (24cm 3.412cm)">
          <draw:text-box>
            <text:p><text:span text:style-name="T1">Projected height</text:span></text:p>
          </draw:text-box>
        </draw:frame>
        <draw:frame draw:style-name="gr16" draw:text-style-name="P1" draw:layer="layout" svg:width="1.745cm" svg:height="1.374cm" svg:x="3.005cm" svg:y="4.75cm">
          <draw:image xlink:href="Pictures/100000000000004200000034DAC775971B3469BE.png" xlink:type="simple" xlink:show="embed" xlink:actuate="onLoad" draw:mime-type="image/png">
            <text:p/>
          </draw:image>
        </draw:frame>
        <draw:frame draw:style-name="gr16" draw:text-style-name="P1" draw:layer="layout" svg:width="1.665cm" svg:height="1.348cm" svg:x="24.335cm" svg:y="4.75cm">
          <draw:image xlink:href="Pictures/100000000000003F00000033A0F4FEA2CA675266.png" xlink:type="simple" xlink:show="embed" xlink:actuate="onLoad" draw:mime-type="image/png">
            <text:p/>
          </draw:image>
        </draw:frame>
        <draw:frame draw:style-name="gr16" draw:text-style-name="P1" draw:layer="layout" svg:width="0.898cm" svg:height="1.083cm" svg:x="11.502cm" svg:y="10.417cm">
          <draw:image xlink:href="Pictures/100000000000002200000029DDC153C52CDCE781.png" xlink:type="simple" xlink:show="embed" xlink:actuate="onLoad" draw:mime-type="image/png">
            <text:p/>
          </draw:image>
        </draw:frame>
        <draw:frame draw:style-name="gr16" draw:text-style-name="P1" draw:layer="layout" svg:width="1.163cm" svg:height="1.427cm" svg:x="19.037cm" svg:y="10.35cm">
          <draw:image xlink:href="Pictures/100000000000002C00000036619708CC81E68044.png" xlink:type="simple" xlink:show="embed" xlink:actuate="onLoad" draw:mime-type="image/png">
            <text:p/>
          </draw:image>
        </draw:frame>
        <draw:frame draw:style-name="gr17" draw:text-style-name="P4" draw:layer="layout" svg:width="1.75cm" svg:height="1.039cm" svg:x="3.15cm" svg:y="6.15cm">
          <draw:text-box>
            <text:p text:style-name="P3"><text:span text:style-name="T2">Height real</text:span></text:p>
          </draw:text-box>
        </draw:frame>
        <draw:frame draw:style-name="gr17" draw:text-style-name="P4" draw:layer="layout" svg:width="2cm" svg:height="1.039cm" svg:x="24.2cm" svg:y="6.161cm">
          <draw:text-box>
            <text:p text:style-name="P3"><text:span text:style-name="T2">Height projected</text:span></text:p>
          </draw:text-box>
        </draw:frame>
      </draw:page>
      <draw:page draw:name="page2" draw:style-name="dp1" draw:master-page-name="Default">
        <draw:custom-shape draw:style-name="gr18" draw:text-style-name="P3" draw:layer="layout" svg:width="8cm" svg:height="8cm" svg:x="2cm" svg:y="1.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5" draw:layer="layout" svg:width="1cm" svg:height="2cm" draw:transform="rotate (-1.5707963267949) translate (5.65cm 3.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5" draw:layer="layout" svg:width="1cm" svg:height="2cm" draw:transform="rotate (-1.5707963267949) translate (8.351cm 3.201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" draw:layer="layout" svg:width="5cm" svg:height="5.5cm" svg:x="3.5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2.75cm" svg:height="7.5cm" draw:transform="rotate (-1.5707963267949) translate (9.75cm 1.25cm)">
          <text:p/>
          <draw:enhanced-geometry svg:viewBox="0 0 21600 21600" draw:mirror-horizontal="true" draw:glue-points="21600 0 0 10800 21600 21600 ?f0 10800" draw:text-areas="?f1 ?f10 21600 ?f11" draw:type="moon" draw:modifiers="6925.19083969466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" draw:layer="layout" svg:width="17cm" svg:height="14cm" svg:x="1cm" svg:y="11cm">
          <text:p/>
          <draw:enhanced-geometry svg:viewBox="0 0 21600 21600" draw:type="rectangle" draw:enhanced-path="M 0 0 L 21600 0 21600 21600 0 21600 0 0 Z N"/>
        </draw:custom-shape>
        <draw:g>
          <draw:custom-shape draw:style-name="gr18" draw:text-style-name="P3" draw:layer="layout" svg:width="8cm" svg:height="8cm" svg:x="5.05cm" svg:y="14.7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9" draw:text-style-name="P5" draw:layer="layout" svg:width="1cm" svg:height="2cm" draw:transform="rotate (-1.5707963267949) translate (8.7cm 15.95cm)">
            <text:p/>
  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19" draw:text-style-name="P5" draw:layer="layout" svg:width="1cm" svg:height="2cm" draw:transform="rotate (-1.5707963267949) translate (11.401cm 15.951cm)">
            <text:p/>
  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23" draw:text-style-name="P6" draw:layer="layout" svg:width="2.75cm" svg:height="7.5cm" draw:transform="rotate (-1.5707963267949) translate (12.8cm 14cm)">
            <text:p/>
            <draw:enhanced-geometry svg:viewBox="0 0 21600 21600" draw:mirror-horizontal="true" draw:glue-points="21600 0 0 10800 21600 21600 ?f0 10800" draw:text-areas="?f1 ?f10 21600 ?f11" draw:type="moon" draw:modifiers="6925.19083969466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</draw:g>
        <draw:line draw:style-name="gr4" draw:text-style-name="P1" draw:layer="layout" svg:x1="4cm" svg:y1="11cm" svg:x2="4cm" svg:y2="25cm">
          <text:p/>
        </draw:line>
        <draw:line draw:style-name="gr4" draw:text-style-name="P1" draw:layer="layout" svg:x1="15cm" svg:y1="11cm" svg:x2="15cm" svg:y2="25cm">
          <text:p/>
        </draw:line>
        <draw:line draw:style-name="gr4" draw:text-style-name="P1" draw:layer="layout" svg:x1="1cm" svg:y1="13cm" svg:x2="18cm" svg:y2="13cm">
          <text:p/>
        </draw:line>
        <draw:line draw:style-name="gr4" draw:text-style-name="P1" draw:layer="layout" svg:x1="1cm" svg:y1="23cm" svg:x2="18cm" svg:y2="23cm">
          <text:p/>
        </draw:line>
        <draw:custom-shape draw:style-name="gr22" draw:text-style-name="P1" draw:layer="layout" svg:width="17cm" svg:height="14cm" svg:x="1cm" svg:y="27cm">
          <text:p/>
          <draw:enhanced-geometry svg:viewBox="0 0 21600 21600" draw:type="rectangle" draw:enhanced-path="M 0 0 L 21600 0 21600 21600 0 21600 0 0 Z N"/>
        </draw:custom-shape>
        <draw:g>
          <draw:custom-shape draw:style-name="gr18" draw:text-style-name="P3" draw:layer="layout" svg:width="8cm" svg:height="8cm" svg:x="9.25cm" svg:y="30.75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9" draw:text-style-name="P5" draw:layer="layout" svg:width="1cm" svg:height="2cm" draw:transform="rotate (-1.5707963267949) translate (12.9cm 32cm)">
            <text:p/>
  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19" draw:text-style-name="P5" draw:layer="layout" svg:width="1cm" svg:height="2cm" draw:transform="rotate (-1.5707963267949) translate (15.601cm 32.001cm)">
            <text:p/>
  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23" draw:text-style-name="P6" draw:layer="layout" svg:width="2.75cm" svg:height="7.5cm" draw:transform="rotate (-1.5707963267949) translate (17cm 30.05cm)">
            <text:p/>
            <draw:enhanced-geometry svg:viewBox="0 0 21600 21600" draw:mirror-horizontal="true" draw:glue-points="21600 0 0 10800 21600 21600 ?f0 10800" draw:text-areas="?f1 ?f10 21600 ?f11" draw:type="moon" draw:modifiers="6925.19083969466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</draw:g>
        <draw:line draw:style-name="gr4" draw:text-style-name="P1" draw:layer="layout" svg:x1="4cm" svg:y1="27cm" svg:x2="4cm" svg:y2="41cm">
          <text:p/>
        </draw:line>
        <draw:line draw:style-name="gr4" draw:text-style-name="P1" draw:layer="layout" svg:x1="15cm" svg:y1="27cm" svg:x2="15cm" svg:y2="41cm">
          <text:p/>
        </draw:line>
        <draw:line draw:style-name="gr4" draw:text-style-name="P1" draw:layer="layout" svg:x1="1cm" svg:y1="29cm" svg:x2="18cm" svg:y2="29cm">
          <text:p/>
        </draw:line>
        <draw:line draw:style-name="gr4" draw:text-style-name="P1" draw:layer="layout" svg:x1="1cm" svg:y1="39cm" svg:x2="18cm" svg:y2="39cm">
          <text:p/>
        </draw:line>
      </draw:page>
      <draw:page draw:name="page3" draw:style-name="dp1" draw:master-page-name="Default">
        <draw:g>
          <draw:custom-shape draw:style-name="gr22" draw:text-style-name="P1" draw:layer="layout" svg:width="17cm" svg:height="14cm" svg:x="6cm" svg:y="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8" draw:text-style-name="P3" draw:layer="layout" svg:width="8cm" svg:height="8cm" svg:x="10.05cm" svg:y="12.7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custom-shape draw:style-name="gr19" draw:text-style-name="P5" draw:layer="layout" svg:width="1cm" svg:height="2cm" draw:transform="rotate (-1.5707963267949) translate (13.7cm 13.95cm)">
              <text:p/>
    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custom-shape draw:style-name="gr19" draw:text-style-name="P5" draw:layer="layout" svg:width="1cm" svg:height="2cm" draw:transform="rotate (-1.5707963267949) translate (16.401cm 13.951cm)">
              <text:p/>
    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custom-shape draw:style-name="gr23" draw:text-style-name="P6" draw:layer="layout" svg:width="2.75cm" svg:height="7.5cm" draw:transform="rotate (-1.5707963267949) translate (17.8cm 12cm)">
              <text:p/>
              <draw:enhanced-geometry svg:viewBox="0 0 21600 21600" draw:mirror-horizontal="true" draw:glue-points="21600 0 0 10800 21600 21600 ?f0 10800" draw:text-areas="?f1 ?f10 21600 ?f11" draw:type="moon" draw:modifiers="6925.19083969466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</draw:g>
        </draw:g>
        <draw:custom-shape draw:style-name="gr24" draw:text-style-name="P7" draw:layer="layout" svg:width="27.7cm" svg:height="16cm" svg:x="1cm" svg:y="25cm">
          <text:p text:style-name="P3">Screen</text:p>
          <draw:enhanced-geometry svg:viewBox="0 0 21600 21600" draw:type="rectangle" draw:enhanced-path="M 0 0 L 21600 0 21600 21600 0 21600 0 0 Z N"/>
        </draw:custom-shape>
        <draw:frame draw:style-name="gr25" draw:text-style-name="P3" draw:layer="layout" svg:width="1.612cm" svg:height="1.321cm" svg:x="13.25cm" svg:y="17.629cm">
          <draw:image xlink:href="Pictures/100000000000003D000000321DF0484A9D52BC36.png" xlink:type="simple" xlink:show="embed" xlink:actuate="onLoad" draw:mime-type="image/png">
            <text:p/>
          </draw:image>
        </draw:frame>
        <draw:frame draw:style-name="gr25" draw:text-style-name="P3" draw:layer="layout" svg:width="1.612cm" svg:height="1.242cm" svg:x="13.744cm" svg:y="21.5cm">
          <draw:image xlink:href="Pictures/100000000000003D0000002F669FC98BD0DE9611.png" xlink:type="simple" xlink:show="embed" xlink:actuate="onLoad" draw:mime-type="image/png">
            <text:p/>
          </draw:image>
        </draw:frame>
        <draw:frame draw:style-name="gr25" draw:text-style-name="P3" draw:layer="layout" svg:width="1.533cm" svg:height="1.268cm" svg:x="14.084cm" svg:y="39.482cm">
          <draw:image xlink:href="Pictures/100000000000003A000000301047A08A84F2CF99.png" xlink:type="simple" xlink:show="embed" xlink:actuate="onLoad" draw:mime-type="image/png">
            <text:p/>
          </draw:image>
        </draw:frame>
        <draw:custom-shape draw:style-name="gr20" draw:text-style-name="P1" draw:layer="layout" svg:width="5cm" svg:height="5.5cm" svg:x="11.5cm" svg:y="13.75cm">
          <text:p/>
          <draw:enhanced-geometry svg:viewBox="0 0 21600 21600" draw:type="rectangle" draw:enhanced-path="M 0 0 L 21600 0 21600 21600 0 21600 0 0 Z N"/>
        </draw:custom-shape>
        <draw:line draw:style-name="gr26" draw:text-style-name="P1" draw:layer="layout" svg:x1="1cm" svg:y1="41cm" svg:x2="28.7cm" svg:y2="41cm">
          <text:p/>
        </draw:line>
        <draw:line draw:style-name="gr26" draw:text-style-name="P1" draw:layer="layout" svg:x1="6cm" svg:y1="23cm" svg:x2="23cm" svg:y2="23cm">
          <text:p/>
        </draw:line>
        <draw:line draw:style-name="gr26" draw:text-style-name="P1" draw:layer="layout" svg:x1="11.5cm" svg:y1="19.25cm" svg:x2="16.5cm" svg:y2="19.25cm">
          <text:p/>
        </draw:line>
        <draw:frame draw:style-name="gr27" draw:text-style-name="P8" draw:layer="layout" svg:width="2.754cm" svg:height="0.962cm" svg:x="19.75cm" svg:y="9.5cm">
          <draw:text-box>
            <text:p>Camera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300%"/>
    <draw:stroke-dash draw:name="Dot" draw:style="rect" draw:dots1="1" draw:dots1-length="100%" draw:distance="100%"/>
    <draw:stroke-dash draw:name="Double_20_Dot" draw:display-name="Double Dot" draw:style="rect" draw:dots1="1" draw:dots1-length="100%" draw:dots2="1" draw:dots2-length="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18T14:48:11.383144349</meta:creation-date>
    <dc:date>2021-01-21T17:22:01.550428011</dc:date>
    <meta:editing-duration>PT8M21S</meta:editing-duration>
    <meta:editing-cycles>4</meta:editing-cycles>
    <meta:generator>LibreOffice/7.0.4.2$Linux_X86_64 LibreOffice_project/00$Build-2</meta:generator>
    <meta:document-statistic meta:object-count="64"/>
  </office:meta>
</office:document-meta>
</file>